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1.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7.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cm" svg:height="8.8cm" svg:x="1.8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cm" svg:height="8.8cm" svg:x="17.5cm" svg:y="5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8cm" svg:y1="7.3cm" svg:x2="10cm" svg:y2="7.3cm">
          <text:p/>
        </draw:line>
        <draw:line draw:style-name="gr2" draw:text-style-name="P1" draw:layer="layout" svg:x1="17.5cm" svg:y1="7.344cm" svg:x2="25.7cm" svg:y2="7.344cm">
          <text:p/>
        </draw:line>
        <draw:frame draw:style-name="gr3" draw:text-style-name="P1" draw:layer="layout" svg:width="8.2cm" svg:height="1.85cm" svg:x="1.8cm" svg:y="6cm">
          <draw:text-box>
            <text:p text:style-name="P1">Member</text:p>
          </draw:text-box>
        </draw:frame>
        <draw:frame draw:style-name="gr4" draw:layer="layout" svg:width="2.686cm" svg:height="0.962cm" svg:x="20.4cm" svg:y="6.1cm">
          <draw:text-box>
            <text:p>Product</text:p>
          </draw:text-box>
        </draw:frame>
        <draw:line draw:style-name="gr5" draw:text-style-name="P1" draw:layer="layout" svg:x1="10.1cm" svg:y1="10.1cm" svg:x2="17.6cm" svg:y2="10.1cm">
          <text:p/>
        </draw:line>
        <draw:line draw:style-name="gr5" draw:text-style-name="P1" draw:layer="layout" svg:x1="16.5cm" svg:y1="10.1cm" svg:x2="17.4cm" svg:y2="9.1cm">
          <text:p/>
        </draw:line>
        <draw:line draw:style-name="gr5" draw:text-style-name="P1" draw:layer="layout" svg:x1="16.5cm" svg:y1="10.1cm" svg:x2="17.5cm" svg:y2="10.9cm">
          <text:p/>
        </draw:line>
        <draw:frame draw:style-name="gr6" draw:layer="layout" svg:width="9.1cm" svg:height="7.95cm" svg:x="2cm" svg:y="7.7cm">
          <draw:text-box>
            <text:p>MemberID</text:p>
            <text:p>FirstName</text:p>
            <text:p>LastName</text:p>
            <text:p>AddressFirstLine</text:p>
            <text:p>AddressSecondLine</text:p>
            <text:p>TelephoneNumber</text:p>
            <text:p>Email</text:p>
          </draw:text-box>
        </draw:frame>
        <draw:frame draw:style-name="gr6" draw:layer="layout" svg:width="9.1cm" svg:height="7.95cm" svg:x="17.8cm" svg:y="7.55cm">
          <draw:text-box>
            <text:p>ProductID</text:p>
            <text:p>ProductName</text:p>
            <text:p>Price</text:p>
            <text:p>Size</text:p>
            <text:p>Catagroy</text:p>
            <text:p>FrontStock<text:line-break/>StorageStock</text:p>
            <text:p>TotalSto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20:30:35.991000000</meta:creation-date>
    <dc:date>2014-10-03T20:34:15.212000000</dc:date>
    <meta:editing-duration>P0D</meta:editing-duration>
    <meta:editing-cycles>1</meta:editing-cycles>
    <meta:document-statistic meta:object-count="11"/>
    <meta:generator>LibreOffice/4.2.6.3$Windows_x86 LibreOffice_project/3fd416d4c6db7d3204c17ce57a1d70f6e531ee21</meta:generator>
  </office:meta>
</office:document-meta>
</file>